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 3</text:p>
      <text:p text:style-name="P2"/>
      <text:p text:style-name="P2">Q1. Does ANSI reccognize the data type DATE?</text:p>
      <text:p text:style-name="P2"/>
      <text:p text:style-name="P2">Ans:<text:tab/><text:span text:style-name="T1">No, ANSI only recognizes character (char &amp; varchar) and number (int &amp; float) type data.</text:span></text:p>
      <text:p text:style-name="P4"/>
      <text:p text:style-name="P2">Q2. Which subdivision of SQL is used to insert values in table?</text:p>
      <text:p text:style-name="P2"/>
      <text:p text:style-name="P2">Ans:<text:tab/><text:span text:style-name="T2">SQL insert into statement is used to add new rows into the table.</text:span></text:p>
      <text:p text:style-name="P1">eg.: insert into emp (enum,ename,dept,sal) values (101, ‘Pavan’, ‘HR’,7000); </text:p>
      <text:p text:style-name="P1">where ‘emp’ is table name containing ‘enum’, ‘ename’, ‘dept’, ‘sal’ as colum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22:41.857344918</meta:creation-date>
    <dc:date>2023-09-12T00:24:03.578523648</dc:date>
    <meta:editing-duration>PT1M22S</meta:editing-duration>
    <meta:editing-cycles>1</meta:editing-cycles>
    <meta:document-statistic meta:table-count="0" meta:image-count="0" meta:object-count="0" meta:page-count="1" meta:paragraph-count="7" meta:word-count="74" meta:character-count="441" meta:non-whitespace-character-count="373"/>
    <meta:generator>LibreOffice/7.3.7.2$Linux_X86_64 LibreOffice_project/30$Build-2</meta:generator>
  </office:meta>
</office:document-meta>
</file>